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a1" style:family="table">
      <style:table-properties style:width="17.595cm" fo:margin-left="0cm" table:align="left" style:shadow="none" table:border-model="separating"/>
    </style:style>
    <style:style style:name="Tabla1.A" style:family="table-column">
      <style:table-column-properties style:column-width="8.795cm"/>
    </style:style>
    <style:style style:name="Tabla1.B" style:family="table-column">
      <style:table-column-properties style:column-width="8.8cm"/>
    </style:style>
    <style:style style:name="Tabla1.A1" style:family="table-cell">
      <style:table-cell-properties fo:padding="0.097cm" fo:border="none"/>
    </style:style>
    <style:style style:name="P1" style:family="paragraph" style:parent-style-name="Standard">
      <style:text-properties officeooo:rsid="0019397b" officeooo:paragraph-rsid="0019397b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9397b" officeooo:paragraph-rsid="0019397b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font-weight="bold" officeooo:rsid="0019397b" officeooo:paragraph-rsid="0019397b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9397b" officeooo:paragraph-rsid="0019397b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9d486" officeooo:paragraph-rsid="0019397b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9d486" officeooo:paragraph-rsid="0019d486" style:font-weight-asian="normal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font-weight="normal" officeooo:rsid="0019d486" officeooo:paragraph-rsid="0019d486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c216b" officeooo:paragraph-rsid="001c216b" style:font-weight-asian="normal" style:font-weight-complex="normal"/>
    </style:style>
    <style:style style:name="P9" style:family="paragraph" style:parent-style-name="Standard" style:list-style-name="L2">
      <style:paragraph-properties fo:text-align="justify" style:justify-single-word="false"/>
      <style:text-properties fo:font-weight="normal" officeooo:rsid="001c216b" officeooo:paragraph-rsid="001c216b" style:font-weight-asian="normal" style:font-weight-complex="normal"/>
    </style:style>
    <style:style style:name="P10" style:family="paragraph" style:parent-style-name="Standard">
      <style:text-properties officeooo:rsid="0019d486" officeooo:paragraph-rsid="0019d486"/>
    </style:style>
    <style:style style:name="P11" style:family="paragraph" style:parent-style-name="Table_20_Contents">
      <style:paragraph-properties fo:text-align="justify" style:justify-single-word="false"/>
    </style:style>
    <style:style style:name="P12" style:family="paragraph" style:parent-style-name="Table_20_Contents">
      <style:paragraph-properties fo:text-align="justify" style:justify-single-word="false"/>
      <style:text-properties officeooo:rsid="001c216b" officeooo:paragraph-rsid="001c216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9d486"/>
    </style:style>
    <style:style style:name="T3" style:family="text">
      <style:text-properties fo:font-weight="bold" officeooo:rsid="0019397b" style:font-weight-asian="bold" style:font-weight-complex="bold"/>
    </style:style>
    <style:style style:name="T4" style:family="text">
      <style:text-properties officeooo:rsid="001c58f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sagasugá-Cundinamarca, 09 de octubre de 2019</text:p>
      <text:p text:style-name="P1"/>
      <text:p text:style-name="P1"/>
      <text:p text:style-name="P1"/>
      <text:p text:style-name="P1">Señores<text:line-break/><text:line-break/>COMITÉ DE TRABAJO DE GRADO</text:p>
      <text:p text:style-name="P10">Universidad de Cundinamarca</text:p>
      <text:p text:style-name="P10">Facultad de Ingeniería</text:p>
      <text:p text:style-name="P10">Programa de Ingeniería Electrónica</text:p>
      <text:p text:style-name="P1"/>
      <text:p text:style-name="P1"/>
      <text:p text:style-name="P1"/>
      <text:p text:style-name="P3">ASUNTO: <text:s/>Modificación del <text:span text:style-name="T2">í</text:span>tem 4 de los objetivos específicos del proye<text:span text:style-name="T2">c</text:span>to “Diseño de un Algoritmo para la Planeación incremental de Redes Inalámbricas en Áreas Rurales Aplicado en la Red Libre de Bosachoque” </text:p>
      <text:p text:style-name="P3"><text:span text:style-name="T1"/></text:p>
      <text:p text:style-name="P2"/>
      <text:p text:style-name="P4"/>
      <text:p text:style-name="P4">Cordial saludo </text:p>
      <text:p text:style-name="P5"/>
      <text:p text:style-name="P6">Debido a que en comités anteriores se nos sugirió modificar el ítem número 4 de los objetivos específicos del proyecto titulado “<text:span text:style-name="T3">Diseño de un Algoritmo para la Planeación incremental de Redes Inalámbricas en Áreas Rurales Aplicado en la Red Libre de Bosachoque” </text:span>que corresponde a </text:p>
      <text:p text:style-name="P6"/>
      <text:list xml:id="list1809816173" text:style-name="L1">
        <text:list-item>
          <text:p text:style-name="P7">Aplicar el algoritmo diseñado en la red libre de Bosachoque analizando los resultados obtenidos</text:p>
        </text:list-item>
      </text:list>
      <text:p text:style-name="P6"/>
      <text:p text:style-name="P8">Hemos decidido modificarlo por el siguiente para hacerlo medible y alcanzable</text:p>
      <text:p text:style-name="P8"/>
      <text:list xml:id="list1990413711" text:style-name="L2">
        <text:list-item>
          <text:p text:style-name="P9">Aplicar el algoritmo propuesto en la Red Libre de Bosachoque analizando la topología adecuada para futuras expansiones de la red en las Instituciones Educativas Rurales de la región del Sumapaz-Cundinamarca <text:span text:style-name="T4">considerando la relación costo-beneficio</text:span></text:p>
        </text:list-item>
      </text:list>
      <text:p text:style-name="P8"/>
      <text:p text:style-name="P8">Agradecemos la atención a la presente</text:p>
      <text:p text:style-name="P8"/>
      <text:p text:style-name="P8"/>
      <text:p text:style-name="P8">Cordialmente</text:p>
      <text:p text:style-name="P8"/>
      <text:p text:style-name="P8"/>
      <text:p text:style-name="P8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>Santiago Casallas Bohorques</text:p>
            <text:p text:style-name="P12">Estudiante Ing. Electrónica</text:p>
          </table:table-cell>
          <table:table-cell table:style-name="Tabla1.A1" office:value-type="string">
            <text:p text:style-name="P12">Dannfer Sebastian Espinel Chacon</text:p>
            <text:p text:style-name="P12">Estudiante Ing. Electrónica</text:p>
          </table:table-cell>
        </table:table-row>
        <table:table-row>
          <table:table-cell table:style-name="Tabla1.A1" office:value-type="string">
            <text:p text:style-name="P11"/>
            <text:p text:style-name="P11"/>
            <text:p text:style-name="P12">Leonardo Rodriguez Mujica</text:p>
            <text:p text:style-name="P12">Docente TCO Ucundinamarca</text:p>
            <text:p text:style-name="P12">Director</text:p>
          </table:table-cell>
          <table:table-cell table:style-name="Tabla1.A1" office:value-type="string">
            <text:p text:style-name="P11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CO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text:number-lines="false" text:line-number="0"/>
      <style:text-properties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09:47:35.668730397</meta:creation-date>
    <dc:date>2019-10-09T10:35:12.504126218</dc:date>
    <meta:editing-duration>PT15M48S</meta:editing-duration>
    <meta:editing-cycles>3</meta:editing-cycles>
    <meta:generator>LibreOffice/6.0.7.3$Linux_X86_64 LibreOffice_project/00m0$Build-3</meta:generator>
    <meta:document-statistic meta:table-count="1" meta:image-count="0" meta:object-count="0" meta:page-count="1" meta:paragraph-count="20" meta:word-count="189" meta:character-count="1309" meta:non-whitespace-character-count="1137"/>
  </office:meta>
</office:document-meta>
</file>